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842cm" svg:height="2.627cm" svg:x="5.069cm" svg:y="3.493cm">
          <text:p/>
        </draw:rect>
        <draw:rect draw:style-name="gr1" draw:text-style-name="P1" draw:layer="layout" svg:width="5.842cm" svg:height="2.627cm" svg:x="12.334cm" svg:y="3.402cm">
          <text:p/>
        </draw:rect>
        <draw:rect draw:style-name="gr1" draw:text-style-name="P1" draw:layer="layout" svg:width="5.842cm" svg:height="3.452cm" draw:transform="rotate (1.5707963267946) translate (3.688cm 13.558cm)">
          <text:p/>
        </draw:rect>
        <draw:rect draw:style-name="gr2" draw:text-style-name="P1" draw:layer="layout" svg:width="6.068cm" svg:height="3.44cm" draw:transform="rotate (1.5707963267946) translate (14.714cm 17.165cm)">
          <text:p/>
        </draw:rect>
        <draw:frame draw:style-name="gr3" draw:layer="layout" svg:width="2.327cm" svg:height="0.962cm" svg:x="15.237cm" svg:y="14.96cm">
          <draw:text-box>
            <text:p>Wright</text:p>
          </draw:text-box>
        </draw:frame>
        <draw:frame draw:style-name="gr3" draw:layer="layout" svg:width="2.479cm" svg:height="0.962cm" svg:x="15.178cm" svg:y="12.238cm">
          <draw:text-box>
            <text:p>Adams</text:p>
          </draw:text-box>
        </draw:frame>
        <draw:rect draw:style-name="gr1" draw:text-style-name="P1" draw:layer="layout" svg:width="5.842cm" svg:height="3.728cm" draw:transform="rotate (1.5707963267946) translate (3.875cm 20.821cm)">
          <text:p/>
        </draw:rect>
        <draw:frame draw:style-name="gr3" draw:layer="layout" svg:width="1.56cm" svg:height="0.962cm" svg:x="4.329cm" svg:y="8.717cm">
          <draw:text-box>
            <text:p>Fox</text:p>
          </draw:text-box>
        </draw:frame>
        <draw:frame draw:style-name="gr3" draw:layer="layout" svg:width="3.609cm" svg:height="0.962cm" svg:x="3.801cm" svg:y="16.258cm">
          <draw:text-box>
            <text:p>Willoughby</text:p>
          </draw:text-box>
        </draw:frame>
        <draw:frame draw:style-name="gr3" draw:layer="layout" svg:width="2.902cm" svg:height="0.962cm" svg:x="6.646cm" svg:y="4.202cm">
          <draw:text-box>
            <text:p>Caldellis</text:p>
          </draw:text-box>
        </draw:frame>
        <draw:frame draw:style-name="gr3" draw:layer="layout" svg:width="2.691cm" svg:height="0.962cm" svg:x="12.55cm" svg:y="4.328cm">
          <draw:text-box>
            <text:p>Hogans</text:p>
          </draw:text-box>
        </draw:frame>
        <draw:frame draw:style-name="gr3" draw:layer="layout" svg:width="3.22cm" svg:height="0.962cm" svg:x="3.866cm" svg:y="11.035cm">
          <draw:text-box>
            <text:p>Schreiber</text:p>
          </draw:text-box>
        </draw:frame>
        <draw:frame draw:style-name="gr3" draw:layer="layout" svg:width="3.254cm" svg:height="0.962cm" svg:x="15.055cm" svg:y="4.327cm">
          <draw:text-box>
            <text:p>Chapman</text:p>
          </draw:text-box>
        </draw:frame>
        <draw:frame draw:style-name="gr3" draw:layer="layout" svg:width="2.513cm" svg:height="0.962cm" svg:x="4.295cm" svg:y="18.578cm">
          <draw:text-box>
            <text:p>Blumer</text:p>
          </draw:text-box>
        </draw:frame>
        <draw:frame draw:style-name="gr3" draw:layer="layout" svg:width="2.691cm" svg:height="0.962cm" svg:x="11.591cm" svg:y="24.266cm">
          <draw:text-box>
            <text:p>Tellma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8T01:24:26</meta:creation-date>
    <dc:date>2010-12-08T01:40:29</dc:date>
    <meta:editing-duration>PT00H16M12S</meta:editing-duration>
    <meta:editing-cycles>2</meta:editing-cycles>
    <meta:generator>OpenOffice.org/3.2$Unix OpenOffice.org_project/320m12$Build-9483</meta:generator>
    <meta:print-date>2010-12-08T01:39:22</meta:print-date>
    <meta:document-statistic meta:object-count="15"/>
  </office:meta>
</office:document-meta>
</file>